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7846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819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3.64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𐎀</text:p>
          </table:table-cell>
          <table:table-cell office:value-type="string">
            <text:p>𓊪ALPA</text:p>
          </table:table-cell>
          <table:table-cell office:value-type="string">
            <text:p>α</text:p>
          </table:table-cell>
          <table:table-cell office:value-type="string">
            <text:p>𓂣</text:p>
          </table:table-cell>
          <table:table-cell office:value-type="string">
            <text:p>𐎓</text:p>
          </table:table-cell>
          <table:table-cell office:value-type="string">
            <text:p>Pha Fa fo … AINzen 10 <text:s/>anon ¬ 𐎐 naun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𐎁</text:p>
          </table:table-cell>
          <table:table-cell office:value-type="string">
            <text:p>BETA</text:p>
          </table:table-cell>
          <table:table-cell office:value-type="string">
            <text:p>bi v do</text:p>
          </table:table-cell>
          <table:table-cell office:value-type="string">
            <text:p>𓃀𓃀</text:p>
          </table:table-cell>
          <table:table-cell office:value-type="string">
            <text:p>𐎄</text:p>
          </table:table-cell>
          <table:table-cell office:value-type="string">
            <text:p>*BRD! *BLD BD 𓉔 PT 𓉐 <text:s/>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𐎂</text:p>
          </table:table-cell>
          <table:table-cell office:value-type="string">
            <text:p>GAMLA</text:p>
          </table:table-cell>
          <table:table-cell office:value-type="string">
            <text:p>Γ</text:p>
          </table:table-cell>
          <table:table-cell office:value-type="string">
            <text:p>𓋴 𓍿</text:p>
          </table:table-cell>
          <table:table-cell office:value-type="string">
            <text:p>𐎋 Car</text:p>
          </table:table-cell>
          <table:table-cell office:value-type="string">
            <text:p>𐎇CETA CTHaar: 𐎃KHA𐎕Zaden 𐎙GHAIN 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𐎏</text:p>
          </table:table-cell>
          <table:table-cell office:value-type="string">
            <text:p>DHALta</text:p>
          </table:table-cell>
          <table:table-cell office:value-type="string">
            <text:p>Δ</text:p>
          </table:table-cell>
          <table:table-cell office:value-type="string">
            <text:p>𓂧</text:p>
          </table:table-cell>
          <table:table-cell office:value-type="string">
            <text:p>𐎘THA</text:p>
          </table:table-cell>
          <table:table-cell office:value-type="string">
            <text:p>𐎁 *brD 𐎄*blD BD 𓉔 Beth PT 𓉐 <text:s text:c="2"/>Dar/Weil 𐎃dHair dreh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𐎅</text:p>
          </table:table-cell>
          <table:table-cell office:value-type="string">
            <text:p>HE / HO</text:p>
          </table:table-cell>
          <table:table-cell office:value-type="string">
            <text:p>E</text:p>
          </table:table-cell>
          <table:table-cell office:value-type="string">
            <text:p>𓇋</text:p>
          </table:table-cell>
          <table:table-cell table:number-columns-repeated="2"/>
        </table:table-row>
        <table:table-row table:style-name="ro1">
          <table:table-cell office:value-type="string">
            <text:p>F (v/ph)</text:p>
          </table:table-cell>
          <table:table-cell office:value-type="string">
            <text:p>𐎛</text:p>
          </table:table-cell>
          <table:table-cell office:value-type="string">
            <text:p>ƒIr</text:p>
          </table:table-cell>
          <table:table-cell office:value-type="string">
            <text:p>F</text:p>
          </table:table-cell>
          <table:table-cell office:value-type="string">
            <text:p>𓇋 </text:p>
          </table:table-cell>
          <table:table-cell office:value-type="string">
            <text:p>ƒir </text:p>
          </table:table-cell>
          <table:table-cell office:value-type="string">
            <text:p>𐎛 4 Fieder Vieh fur ʾu 𐎜 𓊪Ur 𓊖𓏌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𐎙</text:p>
          </table:table-cell>
          <table:table-cell office:value-type="string">
            <text:p>GHAIN</text:p>
          </table:table-cell>
          <table:table-cell office:value-type="string">
            <text:p>¬ Γ</text:p>
          </table:table-cell>
          <table:table-cell office:value-type="string">
            <text:p>𓎼</text:p>
          </table:table-cell>
          <table:table-cell office:value-type="string">
            <text:p>Kein</text:p>
          </table:table-cell>
          <table:table-cell office:value-type="string">
            <text:p>𒉡 G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𐎅</text:p>
          </table:table-cell>
          <table:table-cell office:value-type="string">
            <text:p>HE / cHO</text:p>
          </table:table-cell>
          <table:table-cell office:value-type="string">
            <text:p>H</text:p>
          </table:table-cell>
          <table:table-cell office:value-type="string">
            <text:p>𓉔 </text:p>
          </table:table-cell>
          <table:table-cell/>
          <table:table-cell office:value-type="string">
            <text:p>𐎈krHOTA 🕂 <text:s/>𐎃 KHAar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𐎛</text:p>
          </table:table-cell>
          <table:table-cell office:value-type="string">
            <text:p>I</text:p>
          </table:table-cell>
          <table:table-cell office:value-type="string">
            <text:p>ƒI</text:p>
          </table:table-cell>
          <table:table-cell office:value-type="string">
            <text:p>𓇋</text:p>
          </table:table-cell>
          <table:table-cell office:value-type="string">
            <text:p>ƒir </text:p>
          </table:table-cell>
          <table:table-cell office:value-type="string">
            <text:p>𐎛 4 Fieder Vieh fur 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𐎊</text:p>
          </table:table-cell>
          <table:table-cell office:value-type="string">
            <text:p>YOD</text:p>
          </table:table-cell>
          <table:table-cell office:value-type="string">
            <text:p>JIY</text:p>
          </table:table-cell>
          <table:table-cell office:value-type="string">
            <text:p>𓇌 𓆳𓆳</text:p>
          </table:table-cell>
          <table:table-cell office:value-type="string">
            <text:p>*dVy Vie</text:p>
          </table:table-cell>
          <table:table-cell office:value-type="string">
            <text:p>𐎃 KHAir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𐎋</text:p>
          </table:table-cell>
          <table:table-cell office:value-type="string">
            <text:p>KAF</text:p>
          </table:table-cell>
          <table:table-cell office:value-type="string">
            <text:p>CA</text:p>
          </table:table-cell>
          <table:table-cell office:value-type="string">
            <text:p>𓐍𓎡𓎼</text:p>
          </table:table-cell>
          <table:table-cell office:value-type="string">
            <text:p>KAR</text:p>
          </table:table-cell>
          <table:table-cell office:value-type="string">
            <text:p>𐎃 KHAir 𐎒 SAMKA 𐎋!!</text:p>
          </table:table-cell>
        </table:table-row>
        <table:table-row table:style-name="ro1">
          <table:table-cell office:value-type="string">
            <text:p>LM</text:p>
          </table:table-cell>
          <table:table-cell office:value-type="string">
            <text:p>𐎍</text:p>
          </table:table-cell>
          <table:table-cell office:value-type="string">
            <text:p>LAMDA</text:p>
          </table:table-cell>
          <table:table-cell office:value-type="string">
            <text:p>R! L/M </text:p>
          </table:table-cell>
          <table:table-cell office:value-type="string">
            <text:p>𓏯𓏯𓏯𓈗 </text:p>
          </table:table-cell>
          <table:table-cell office:value-type="string">
            <text:p>RAM</text:p>
          </table:table-cell>
          <table:table-cell office:value-type="string">
            <text:p>𐎠 <text:s text:c="2"/>𐎚? <text:s/>YyλL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𐎎</text:p>
          </table:table-cell>
          <table:table-cell office:value-type="string">
            <text:p>MEMN</text:p>
          </table:table-cell>
          <table:table-cell office:value-type="string">
            <text:p>¬ µ r L</text:p>
          </table:table-cell>
          <table:table-cell office:value-type="string">
            <text:p>𓈗 𓌳</text:p>
          </table:table-cell>
          <table:table-cell office:value-type="string">
            <text:p>RMO¬NO</text:p>
          </table:table-cell>
          <table:table-cell office:value-type="string">
            <text:p>ra 𒇲la=¬ <text:s text:c="2"/>𐎍LMN RMN lamda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𐎐</text:p>
          </table:table-cell>
          <table:table-cell office:value-type="string">
            <text:p>NUN</text:p>
          </table:table-cell>
          <table:table-cell table:number-columns-repeated="2" office:value-type="string">
            <text:p>𓈖</text:p>
          </table:table-cell>
          <table:table-cell office:value-type="string">
            <text:p>Naun</text:p>
          </table:table-cell>
          <table:table-cell office:value-type="string">
            <text:p>𐎚 𐎎¬ µNO 𐎀 Ano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𐎓</text:p>
          </table:table-cell>
          <table:table-cell office:value-type="string">
            <text:p>AIN</text:p>
          </table:table-cell>
          <table:table-cell office:value-type="string">
            <text:p>𓊪</text:p>
          </table:table-cell>
          <table:table-cell/>
          <table:table-cell office:value-type="string">
            <text:p>OUIN</text:p>
          </table:table-cell>
          <table:table-cell office:value-type="string">
            <text:p>AINzen 10 +0 und ohne oder 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𐎔</text:p>
          </table:table-cell>
          <table:table-cell office:value-type="string">
            <text:p>PU</text:p>
          </table:table-cell>
          <table:table-cell table:number-columns-repeated="2" office:value-type="string">
            <text:p>𓊪</text:p>
          </table:table-cell>
          <table:table-cell office:value-type="string">
            <text:p>Bi</text:p>
          </table:table-cell>
          <table:table-cell office:value-type="string">
            <text:p>&lt;&gt; 𒁀 𐎲 𒉺 π Part! 𓐝 𐎔 ≠ 𒋰 DaBi double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𐎖</text:p>
          </table:table-cell>
          <table:table-cell office:value-type="string">
            <text:p>QOPA</text:p>
          </table:table-cell>
          <table:table-cell/>
          <table:table-cell office:value-type="string">
            <text:p>𓏘 <text:s/>𓁷 </text:p>
          </table:table-cell>
          <table:table-cell/>
          <table:table-cell office:value-type="string">
            <text:p>𐎉 TET <text:s/>Qyrt 𓊖! &lt;&gt; kipp/cup 𓐍𓎡𓎼 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𐎗</text:p>
          </table:table-cell>
          <table:table-cell office:value-type="string">
            <text:p>RASHAn</text:p>
          </table:table-cell>
          <table:table-cell office:value-type="string">
            <text:p>R</text:p>
          </table:table-cell>
          <table:table-cell office:value-type="string">
            <text:p>𓂋! 𓁶</text:p>
          </table:table-cell>
          <table:table-cell office:value-type="string">
            <text:p>Rn</text:p>
          </table:table-cell>
          <table:table-cell office:value-type="string">
            <text:p>Ration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𐎒</text:p>
          </table:table-cell>
          <table:table-cell office:value-type="string">
            <text:p>SAMKAr</text:p>
          </table:table-cell>
          <table:table-cell/>
          <table:table-cell office:value-type="string">
            <text:p>𓋴</text:p>
          </table:table-cell>
          <table:table-cell office:value-type="string">
            <text:p>𐎕Zade</text:p>
          </table:table-cell>
          <table:table-cell office:value-type="string">
            <text:p>𐎌 SHIN <text:s text:c="2"/>𐎋Car 𒐼SAR * star 𐎃cThaar sPher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𐎚</text:p>
          </table:table-cell>
          <table:table-cell office:value-type="string">
            <text:p>TO</text:p>
          </table:table-cell>
          <table:table-cell office:value-type="string">
            <text:p>🕇TET 𐎉 </text:p>
          </table:table-cell>
          <table:table-cell office:value-type="string">
            <text:p>𓏏</text:p>
          </table:table-cell>
          <table:table-cell office:value-type="string">
            <text:p>𒁹 tišh</text:p>
          </table:table-cell>
          <table:table-cell office:value-type="string">
            <text:p>T / L / N ! (sic's) 𒁹 dáš <text:s/>𐎃 *Thaar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𐎓</text:p>
          </table:table-cell>
          <table:table-cell office:value-type="string">
            <text:p>AIN</text:p>
          </table:table-cell>
          <table:table-cell office:value-type="string">
            <text:p>VWUOIL</text:p>
          </table:table-cell>
          <table:table-cell office:value-type="string">
            <text:p>𓅱</text:p>
          </table:table-cell>
          <table:table-cell office:value-type="string">
            <text:p>UOIN</text:p>
          </table:table-cell>
          <table:table-cell office:value-type="string">
            <text:p>und ohne oder and <text:s/>ʾu 𐎜 wUr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𐎊</text:p>
          </table:table-cell>
          <table:table-cell office:value-type="string">
            <text:p>*vYOD</text:p>
          </table:table-cell>
          <table:table-cell/>
          <table:table-cell office:value-type="string">
            <text:p>𓅳</text:p>
          </table:table-cell>
          <table:table-cell/>
          <table:table-cell office:value-type="string">
            <text:p>*DVY *DEFyGHIJK devide tzwei <text:s/>多duō.viel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𐎆</text:p>
          </table:table-cell>
          <table:table-cell office:value-type="string">
            <text:p>WOV</text:p>
          </table:table-cell>
          <table:table-cell office:value-type="string">
            <text:p>ʾu 𐎜 𓊪Ur</text:p>
          </table:table-cell>
          <table:table-cell office:value-type="string">
            <text:p>𓊖𓏌</text:p>
          </table:table-cell>
          <table:table-cell office:value-type="string">
            <text:p>VS</text:p>
          </table:table-cell>
          <table:table-cell office:value-type="string">
            <text:p><text:s/>𐎄DELTA <text:s/>Ur/Tell? 𐎋 KUR, KARf 𓅪𓅫𓅨𓅩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𐎉</text:p>
          </table:table-cell>
          <table:table-cell office:value-type="string">
            <text:p>TET</text:p>
          </table:table-cell>
          <table:table-cell/>
          <table:table-cell office:value-type="string">
            <text:p>𓏴</text:p>
          </table:table-cell>
          <table:table-cell office:value-type="string">
            <text:p>&lt;&gt;</text:p>
          </table:table-cell>
          <table:table-cell office:value-type="string">
            <text:p>𐎉 TET Todt🕇 𐎈krHOTA 🕂 𐎖 QOPA? 𓈎𓂋𓋴𓊭 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𐎊</text:p>
          </table:table-cell>
          <table:table-cell office:value-type="string">
            <text:p>YOD</text:p>
          </table:table-cell>
          <table:table-cell office:value-type="string">
            <text:p>𓇋𓇋YJI </text:p>
          </table:table-cell>
          <table:table-cell office:value-type="string">
            <text:p>𓏭</text:p>
          </table:table-cell>
          <table:table-cell office:value-type="string">
            <text:p>*dvY</text:p>
          </table:table-cell>
          <table:table-cell office:value-type="string">
            <text:p>zweiy devide Y !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𐎕</text:p>
          </table:table-cell>
          <table:table-cell office:value-type="string">
            <text:p>SADE</text:p>
          </table:table-cell>
          <table:table-cell office:value-type="string">
            <text:p>Zahn</text:p>
          </table:table-cell>
          <table:table-cell office:value-type="string">
            <text:p>𓊃</text:p>
          </table:table-cell>
          <table:table-cell office:value-type="string">
            <text:p>𒍝</text:p>
          </table:table-cell>
          <table:table-cell office:value-type="string">
            <text:p>𐎇 CETA 𐏂SSA 𒍞 vs Tooth 𒊺 𒐼SAR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𐎑</text:p>
          </table:table-cell>
          <table:table-cell office:value-type="string">
            <text:p>ZU</text:p>
          </table:table-cell>
          <table:table-cell office:value-type="string">
            <text:p>𐎕Zade</text:p>
          </table:table-cell>
          <table:table-cell office:value-type="string">
            <text:p>𓄑𓄑</text:p>
          </table:table-cell>
          <table:table-cell office:value-type="string">
            <text:p>𐎇 ZETA</text:p>
          </table:table-cell>
          <table:table-cell office:value-type="string">
            <text:p>𐎘 THANNA</text:p>
          </table:table-cell>
        </table:table-row>
        <table:table-row table:style-name="ro2">
          <table:table-cell office:value-type="string">
            <text:p>SH SCH</text:p>
          </table:table-cell>
          <table:table-cell office:value-type="string">
            <text:p>𐎌𐎒</text:p>
          </table:table-cell>
          <table:table-cell office:value-type="string">
            <text:p>SHINe</text:p>
          </table:table-cell>
          <table:table-cell/>
          <table:table-cell office:value-type="string">
            <text:p>𓇉 𓆼 𓍱 </text:p>
          </table:table-cell>
          <table:table-cell office:value-type="string">
            <text:p>š ʃ ש !</text:p>
          </table:table-cell>
          <table:table-cell office:value-type="string">
            <text:p>𓈍 <text:s/>bHorn &lt;&gt; 𐎃 tscHaar <text:s text:c="2"/>𐎈Schoot/krHota</text:p>
          </table:table-cell>
        </table:table-row>
        <table:table-row table:style-name="ro2">
          <table:table-cell office:value-type="string">
            <text:p>TH TZ</text:p>
          </table:table-cell>
          <table:table-cell office:value-type="string">
            <text:p>𐎘</text:p>
          </table:table-cell>
          <table:table-cell office:value-type="string">
            <text:p>THANNA</text:p>
          </table:table-cell>
          <table:table-cell office:value-type="string">
            <text:p>σ þ</text:p>
          </table:table-cell>
          <table:table-cell office:value-type="string">
            <text:p>𓆓</text:p>
          </table:table-cell>
          <table:table-cell/>
          <table:table-cell office:value-type="string">
            <text:p>✡Zion 🌣Sonne two / 三 𓇮thorn þ</text:p>
          </table:table-cell>
        </table:table-row>
        <table:table-row table:style-name="ro1">
          <table:table-cell office:value-type="string">
            <text:p>Ḫ TCH</text:p>
          </table:table-cell>
          <table:table-cell office:value-type="string">
            <text:p>𐎃</text:p>
          </table:table-cell>
          <table:table-cell office:value-type="string">
            <text:p>KHA</text:p>
          </table:table-cell>
          <table:table-cell/>
          <table:table-cell office:value-type="string">
            <text:p>𓍿</text:p>
          </table:table-cell>
          <table:table-cell office:value-type="string">
            <text:p>CETA𐎇</text:p>
          </table:table-cell>
          <table:table-cell office:value-type="string">
            <text:p>*CTHA chta *TA</text:p>
          </table:table-cell>
        </table:table-row>
        <table:table-row table:style-name="ro1">
          <table:table-cell office:value-type="string">
            <text:p>TD DT CT</text:p>
          </table:table-cell>
          <table:table-cell office:value-type="string">
            <text:p>𐎝</text:p>
          </table:table-cell>
          <table:table-cell office:value-type="string">
            <text:p>SSU</text:p>
          </table:table-cell>
          <table:table-cell office:value-type="string">
            <text:p>XU</text:p>
          </table:table-cell>
          <table:table-cell office:value-type="string">
            <text:p><text:s text:c="2"/>𓍱</text:p>
          </table:table-cell>
          <table:table-cell table:number-columns-repeated="2"/>
        </table:table-row>
        <table:table-row table:style-name="ro1">
          <table:table-cell office:value-type="string">
            <text:p>DH <text:s/></text:p>
          </table:table-cell>
          <table:table-cell office:value-type="string">
            <text:p>𐎑</text:p>
          </table:table-cell>
          <table:table-cell office:value-type="string">
            <text:p>ZU</text:p>
          </table:table-cell>
          <table:table-cell/>
          <table:table-cell office:value-type="string">
            <text:p>𓆑</text:p>
          </table:table-cell>
          <table:table-cell table:number-columns-repeated="2"/>
        </table:table-row>
        <table:table-row table:style-name="ro1">
          <table:table-cell office:value-type="string">
            <text:p>DZ</text:p>
          </table:table-cell>
          <table:table-cell office:value-type="string">
            <text:p>𐎇</text:p>
          </table:table-cell>
          <table:table-cell office:value-type="string">
            <text:p>ZETA</text:p>
          </table:table-cell>
          <table:table-cell table:number-columns-repeated="4"/>
        </table:table-row>
        <table:table-row table:style-name="ro1">
          <table:table-cell office:value-type="string">
            <text:p>Ḫ TḪA DḪ</text:p>
          </table:table-cell>
          <table:table-cell office:value-type="string">
            <text:p>𐎃</text:p>
          </table:table-cell>
          <table:table-cell office:value-type="string">
            <text:p>*CTHaar</text:p>
          </table:table-cell>
          <table:table-cell table:number-columns-repeated="4"/>
        </table:table-row>
        <table:table-row table:style-name="ro1">
          <table:table-cell office:value-type="string">
            <text:p>D!</text:p>
          </table:table-cell>
          <table:table-cell office:value-type="string">
            <text:p>𐎄</text:p>
          </table:table-cell>
          <table:table-cell office:value-type="string">
            <text:p>DELTA</text:p>
          </table:table-cell>
          <table:table-cell office:value-type="string">
            <text:p>(?)</text:p>
          </table:table-cell>
          <table:table-cell office:value-type="string">
            <text:p>𓄓</text:p>
          </table:table-cell>
          <table:table-cell/>
          <table:table-cell office:value-type="string">
            <text:p>BRD BLD 𐎄 B*DELTA <text:s/>Dar/Weil</text:p>
          </table:table-cell>
        </table:table-row>
        <table:table-row table:style-name="ro2">
          <table:table-cell office:value-type="string">
            <text:p>ḥ ħ ח</text:p>
          </table:table-cell>
          <table:table-cell office:value-type="string">
            <text:p>𐎈</text:p>
          </table:table-cell>
          <table:table-cell office:value-type="string">
            <text:p>krHOTA 🕂</text:p>
          </table:table-cell>
          <table:table-cell table:number-columns-repeated="3"/>
          <table:table-cell office:value-type="string">
            <text:p>cross-hair 🕂 ! <text:s/>vs 𐎉 TET TODT🕇</text:p>
          </table:table-cell>
        </table:table-row>
        <table:table-row table:style-name="ro1">
          <table:table-cell office:value-type="string">
            <text:p>ṭ t̴</text:p>
          </table:table-cell>
          <table:table-cell office:value-type="string">
            <text:p>𐎉 </text:p>
          </table:table-cell>
          <table:table-cell office:value-type="string">
            <text:p>TET </text:p>
          </table:table-cell>
          <table:table-cell table:number-columns-repeated="2"/>
          <table:table-cell office:value-type="string">
            <text:p>TODT🕇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ʾu</text:p>
          </table:table-cell>
          <table:table-cell office:value-type="string">
            <text:p>𐎜 </text:p>
          </table:table-cell>
          <table:table-cell office:value-type="string">
            <text:p>𓊪Ur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𐎟</text:p>
          </table:table-cell>
          <table:table-cell office:value-type="string">
            <text:p>UGARITIC</text:p>
          </table:table-cell>
          <table:table-cell office:value-type="string">
            <text:p>WORD</text:p>
          </table:table-cell>
          <table:table-cell office:value-type="string">
            <text:p>DIVIDE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7/29/2017</text:date>, <text:time>14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4:41:21</dc:date>
    <meta:document-statistic meta:table-count="1" meta:cell-count="235" meta:object-count="0"/>
    <meta:generator>OpenOffice/4.1.3$Unix OpenOffice.org_project/413m1$Build-9783</meta:generator>
  </office:meta>
</office:document-meta>
</file>